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8.389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a52fa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c38a0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text-properties officeooo:paragraph-rsid="01180029"/>
    </style:style>
    <style:style style:name="P9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55c8a7"/>
    </style:style>
    <style:style style:name="T4" style:family="text">
      <style:text-properties officeooo:rsid="011623ec"/>
    </style:style>
    <style:style style:name="T5" style:family="text">
      <style:text-properties style:font-name="arial" fo:font-size="9pt" style:text-underline-style="none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 fo:font-size="13pt" fo:font-weight="bold" officeooo:rsid="01180029" style:font-size-asian="13pt" style:font-weight-asian="bold" style:font-size-complex="13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h text:style-name="P9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</table:table-row>
          <table:table-row table:style-name="Table1.2">
            <table:table-cell table:style-name="Table1.A2" office:value-type="string">
              <text:p text:style-name="P8"><text:span text:style-name="Source_20_Text"><text:span text:style-name="T7">Total Freight Value: </text:span></text:span><text:span text:style-name="Source_20_Text"><text:span text:style-name="T7"><text:text-input text:description="&lt;formatLang(get_move_lines(o),digits=2)&gt;">Total</text:text-input></text:span></text:span></text:p>
            </table:table-cell>
          </table:table-row>
        </table:table-header-rows>
      </table:table>
      <text:p text:style-name="P6">Printed on <text:date style:data-style-name="N79" text:date-value="2017-02-20T18:20:19.151565944">Monday, February 20, 2017</text:date> at <text:time style:data-style-name="N42" text:time-value="2017-02-20T18:20:19.151684758">06:20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a52fa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c38a0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11623ec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3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>Total <text:span text:style-name="MT4">Freight</text:span> <text:span text:style-name="MT4">Value</text:span></text:p>
        <text:p text:style-name="MP4"><text:span text:style-name="MT5">Date From </text:span><text:span text:style-name="MT5"><text:text-input text:description="&lt;formatLang(o.date_start,date=True)&gt;">Start Date</text:text-input></text:span><text:span text:style-name="MT5"> To </text:span><text:span text:style-name="MT5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20:19.054715567</dc:date>
    <meta:editing-duration>PT17H25M39S</meta:editing-duration>
    <meta:editing-cycles>274</meta:editing-cycles>
    <meta:generator>LibreOffice/4.2.8.2$Linux_X86_64 LibreOffice_project/420m0$Build-2</meta:generator>
    <meta:document-statistic meta:table-count="1" meta:image-count="0" meta:object-count="0" meta:page-count="1" meta:paragraph-count="7" meta:word-count="41" meta:character-count="176" meta:non-whitespace-character-count="150"/>
  </office:meta>
</office:document-meta>
</file>